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ván Castro - Ingeniero de Datos Principal. 10 años de experiencia. Arquitectura de datos en AWS (S3, Glue, Redshift). Desarrollo avanzado con Python y PySpark. Experto en SQL para analítica masiva. Experiencia en Kubernetes, Docker y orquestación compleja con Airflow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8T12:23:02.000903128</meta:creation-date>
    <dc:date>2026-04-08T12:29:11.353349591</dc:date>
    <meta:editing-duration>PT6M5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" meta:word-count="40" meta:character-count="269" meta:non-whitespace-character-count="230"/>
  </office:meta>
</office:document-meta>
</file>